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5626in"/>
          <style:tab-stop style:position="1.6043in"/>
          <style:tab-stop style:position="6.7398in"/>
        </style:tab-stops>
      </style:paragraph-properties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<text:tab/>Teacher<text:tab/>Student<text:tab/></text:p>
      <text:p text:style-name="P2">K<text:tab/>Butler<text:tab/>Alex Oberle</text:p>
      <text:p text:style-name="P2"/>
      <text:p text:style-name="P2"/>
      <text:p text:style-name="P2">1<text:span text:style-name="T1">st</text:span><text:tab/>Preston<text:tab/>Everette Medina</text:p>
      <text:p text:style-name="P2">1<text:span text:style-name="T1">st</text:span><text:tab/>Preston<text:tab/>Max Abitante</text:p>
      <text:p text:style-name="P2"/>
      <text:p text:style-name="P2">1<text:span text:style-name="T1">st</text:span><text:tab/>Beem<text:tab/>Nathan Moody</text:p>
      <text:p text:style-name="P2">1<text:span text:style-name="T1">st</text:span><text:tab/>Beem<text:tab/>Zach Wallace</text:p>
      <text:p text:style-name="P2"/>
      <text:p text:style-name="P2">1<text:span text:style-name="T1">st</text:span><text:tab/>Hutt<text:tab/>Justin Silverstein</text:p>
      <text:p text:style-name="P2"/>
      <text:p text:style-name="P2"/>
      <text:p text:style-name="P2">2<text:span text:style-name="T1">nd</text:span><text:tab/>Ludicke<text:tab/>Brian Ross</text:p>
      <text:p text:style-name="P2">2nd<text:tab/>Ludicke<text:tab/>Tommy McCarty</text:p>
      <text:p text:style-name="P2"/>
      <text:p text:style-name="P2">2<text:span text:style-name="T1">nd</text:span><text:tab/>Shaw<text:tab/>Alex Moody</text:p>
      <text:p text:style-name="P2">2<text:span text:style-name="T1">nd</text:span><text:tab/>Shaw<text:tab/>Sam Hall</text:p>
      <text:p text:style-name="P2"/>
      <text:p text:style-name="P2">2<text:span text:style-name="T1">nd</text:span><text:tab/>Thompson<text:tab/>Stephen Frazier</text:p>
      <text:p text:style-name="P2">2<text:span text:style-name="T1">nd</text:span><text:tab/>Thompson<text:tab/>Mathew Schweiss</text:p>
      <text:p text:style-name="P2"/>
      <text:p text:style-name="P2"/>
      <text:p text:style-name="P2">3<text:span text:style-name="T1">rd</text:span><text:tab/>Morstein<text:tab/>Kyser Ehrhardt</text:p>
      <text:p text:style-name="P2">3<text:span text:style-name="T1">rd</text:span><text:tab/>Oberle<text:tab/>Karl Oberle</text:p>
      <text:p text:style-name="P2"/>
      <text:p text:style-name="P2"/>
      <text:p text:style-name="P2">4<text:span text:style-name="T1">th</text:span><text:tab/>Weiskind<text:tab/>James Peters</text:p>
      <text:p text:style-name="P2">4<text:span text:style-name="T1">th</text:span><text:tab/>Wieskind<text:tab/>Joshua Holland</text:p>
      <text:p text:style-name="P2"/>
      <text:p text:style-name="P2">4<text:span text:style-name="T1">th</text:span><text:tab/>Jensen<text:tab/>Michael Peters</text:p>
      <text:p text:style-name="P2">4<text:span text:style-name="T1">th</text:span><text:tab/>Jensen<text:tab/>Ben Hall</text:p>
      <text:p text:style-name="P2"/>
      <text:p text:style-name="P2">4<text:span text:style-name="T1">th</text:span><text:tab/>Sheer<text:tab/>Danny McCary</text:p>
      <text:p text:style-name="P2"/>
      <text:p text:style-name="P2"/>
      <text:p text:style-name="P2">5<text:span text:style-name="T1">th</text:span><text:tab/>Addy<text:tab/>Tori Wal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n Ross</meta:initial-creator>
    <meta:creation-date>2008-05-27T06:48:26</meta:creation-date>
    <dc:creator>Ken Ross</dc:creator>
    <dc:date>2008-05-27T07:10:19</dc:date>
    <meta:editing-cycles>1</meta:editing-cycles>
    <meta:editing-duration>PT4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83" meta:character-count="489"/>
  </office:meta>
</office:document-meta>
</file>